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 style:writing-mode="lr-tb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0e9f62" officeooo:paragraph-rsid="000e9f6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26519" officeooo:paragraph-rsid="00126519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273c6" officeooo:paragraph-rsid="001273c6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30969" officeooo:paragraph-rsid="00130969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e9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 5 – Code Review Template</text:p>
      <text:p text:style-name="Standard">Reviewer Name: <text:span text:style-name="T2">Pop Adrian</text:span></text:p>
      <text:p text:style-name="Standard">Reviewer Group: <text:span text:style-name="T2">216/1</text:span></text:p>
      <text:p text:style-name="Standard">Initial C application was created by (Name/Group): <text:span text:style-name="T2">Pop Leonard Andrei 216/1</text:span></text:p>
      <text:p text:style-name="P1">Please fill in the following table using appropriate, complete dat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List of application functionalities that are missing, are incomplete or buggy.</text:p>
            <text:p text:style-name="P2"/>
            <text:p text:style-name="P2"/>
          </table:table-cell>
          <table:table-cell table:style-name="Table1.A1" office:value-type="string">
            <text:p text:style-name="P6">No functionality is missing, incomplete or buggy.</text:p>
          </table:table-cell>
        </table:table-row>
        <table:table-row table:style-name="Table1.1">
          <table:table-cell table:style-name="Table1.A1" office:value-type="string">
            <text:p text:style-name="P2">List of program functions (except UI) that are not covered by tests.</text:p>
            <text:p text:style-name="P2"/>
            <text:p text:style-name="P2"/>
          </table:table-cell>
          <table:table-cell table:style-name="Table1.A1" office:value-type="string">
            <text:p text:style-name="P6">App modules in entities directory, but they are being tested in the service tests.</text:p>
          </table:table-cell>
        </table:table-row>
        <table:table-row table:style-name="Table1.1">
          <table:table-cell table:style-name="Table1.A1" office:value-type="string">
            <text:p text:style-name="P2">List of program functions lacking specification.</text:p>
            <text:p text:style-name="P2"/>
            <text:p text:style-name="P2"/>
          </table:table-cell>
          <table:table-cell table:style-name="Table1.A1" office:value-type="string">
            <text:p text:style-name="P6">No program functions lacking specification, besides the interface.</text:p>
          </table:table-cell>
        </table:table-row>
        <table:table-row table:style-name="Table1.1">
          <table:table-cell table:style-name="Table1.A1" office:value-type="string">
            <text:p text:style-name="P2">Is there a clear separation between each module’s specification and its implementation? </text:p>
            <text:p text:style-name="P2"/>
            <text:p text:style-name="P2">Please detail…</text:p>
            <text:p text:style-name="P2"/>
          </table:table-cell>
          <table:table-cell table:style-name="Table1.A1" office:value-type="string">
            <text:p text:style-name="P5">Yes. Specifications are in a separate file (header file).</text:p>
          </table:table-cell>
        </table:table-row>
        <table:table-row table:style-name="Table1.1">
          <table:table-cell table:style-name="Table1.A1" office:value-type="string">
            <text:p text:style-name="P2">Is the application correctly layered? </text:p>
            <text:p text:style-name="P2"/>
            <text:p text:style-name="P2">Please detail…</text:p>
            <text:p text:style-name="P2"/>
          </table:table-cell>
          <table:table-cell table:style-name="Table1.A1" office:value-type="string">
            <text:p text:style-name="P6">Yes. The application is implemented following the layered architecture format (interface, service, domain etc.). </text:p>
          </table:table-cell>
        </table:table-row>
        <table:table-row table:style-name="Table1.1">
          <table:table-cell table:style-name="Table1.A1" office:value-type="string">
            <text:p text:style-name="P2">Does the application handle memory correctly (all memory is deallocated, no dangling pointers etc.). </text:p>
            <text:p text:style-name="P2"/>
            <text:p text:style-name="P2">Please detail…</text:p>
            <text:p text:style-name="P2"/>
          </table:table-cell>
          <table:table-cell table:style-name="Table1.A1" office:value-type="string">
            <text:p text:style-name="P6">Yes. No memory is being lost.</text:p>
          </table:table-cell>
        </table:table-row>
        <table:table-row table:style-name="Table1.1">
          <table:table-cell table:style-name="Table1.A1" office:value-type="string">
            <text:p text:style-name="P2">List those functions that are unclear to you (you don’t understand their role or how they work – usually a sign of bad design).</text:p>
            <text:p text:style-name="P2"/>
          </table:table-cell>
          <table:table-cell table:style-name="Table1.A1" office:value-type="string">
            <text:p text:style-name="P7">All is clear.</text:p>
          </table:table-cell>
        </table:table-row>
        <table:table-row table:style-name="Table1.1">
          <table:table-cell table:style-name="Table1.A1" office:value-type="string">
            <text:p text:style-name="P4"><text:span text:style-name="T1">List the problems present in the reviewed application and indicate the number of man-hours you require for fix</text:span><text:bookmark text:name="_GoBack"/><text:span text:style-name="T1">ing them.</text:span></text:p>
            <text:p text:style-name="P3"><text:soft-page-break/></text:p>
            <text:p text:style-name="P3"/>
          </table:table-cell>
          <table:table-cell table:style-name="Table1.A1" office:value-type="string">
            <text:p text:style-name="P8">No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loext:contextual-spacing="fals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thur Molnar</meta:initial-creator>
    <meta:editing-cycles>11</meta:editing-cycles>
    <meta:creation-date>2013-03-25T08:05:00</meta:creation-date>
    <dc:date>2020-03-22T16:05:23.836287597</dc:date>
    <meta:editing-duration>PT11M53S</meta:editing-duration>
    <meta:generator>LibreOffice/6.3.5.2$Linux_X86_64 LibreOffice_project/30$Build-2</meta:generator>
    <meta:document-statistic meta:table-count="1" meta:image-count="0" meta:object-count="0" meta:page-count="2" meta:paragraph-count="24" meta:word-count="203" meta:character-count="1340" meta:non-whitespace-character-count="11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